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128.89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49.11mm"/>
    </style:style>
    <style:style style:name="co7" style:family="table-column">
      <style:table-column-properties fo:break-before="auto" style:column-width="149.31mm"/>
    </style:style>
    <style:style style:name="co8" style:family="table-column">
      <style:table-column-properties fo:break-before="auto" style:column-width="5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double #000000" style:border-line-width="0.26mm 0.26mm 0.02mm"/>
      <style:paragraph-properties fo:text-align="center" fo:margin-left="0mm"/>
    </style:style>
    <style:style style:name="ce3" style:family="table-cell" style:parent-style-name="Default">
      <style:table-cell-properties fo:border="0.99pt double #000000" style:border-line-width="0.26mm 0.26mm 0.02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0000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2.78mm" svg:height="130.16mm" svg:x="22.02mm" svg:y="56.57mm">
            <draw:object draw:notify-on-update-of-ranges="Sheet1.B8:Sheet1.B11 Sheet1.C7:Sheet1.C7 Sheet1.C8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/>
          <table:table-cell table:style-name="ce1"/>
          <table:table-cell table:style-name="ce5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formation about cluster</text:p>
          </table:table-cell>
          <table:covered-table-cell table:style-name="ce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Num. Placement groups:</text:p>
          </table:table-cell>
          <table:table-cell table:style-name="ce3" office:value-type="float" office:value="7744" calcext:value-type="float">
            <text:p>774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Num. Pools: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Num. OSDs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lugin</text:p>
          </table:table-cell>
          <table:table-cell office:value-type="string" calcext:value-type="string">
            <text:p>Metrics collec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g_plugin</text:p>
          </table:table-cell>
          <table:table-cell office:value-type="string" calcext:value-type="string">
            <text:p>num_bytes</text:p>
          </table:table-cell>
          <table:table-cell office:value-type="string" calcext:value-type="string">
            <text:p>Total number of bytes used by the PG</text:p>
          </table:table-cell>
          <table:table-cell office:value-type="string" calcext:value-type="string">
            <text:p>Per pg</text:p>
          </table:table-cell>
        </table:table-row>
        <table:table-row table:style-name="ro1">
          <table:table-cell/>
          <table:table-cell table:style-name="ce4" office:value-type="string" calcext:value-type="string">
            <text:p>Plugin</text:p>
          </table:table-cell>
          <table:table-cell table:style-name="ce4" office:value-type="string" calcext:value-type="string">
            <text:p>Amount of points created</text:p>
          </table:table-cell>
          <table:table-cell table:style-name="ce4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num_objects</text:p>
          </table:table-cell>
          <table:table-cell office:value-type="string" calcext:value-type="string">
            <text:p>Total number of objects the PG contains</text:p>
          </table:table-cell>
          <table:table-cell office:value-type="string" calcext:value-type="string">
            <text:p>Per pg</text:p>
          </table:table-cell>
        </table:table-row>
        <table:table-row table:style-name="ro1">
          <table:table-cell/>
          <table:table-cell table:style-name="ce4" office:value-type="string" calcext:value-type="string">
            <text:p>pg_plugin</text:p>
          </table:table-cell>
          <table:table-cell table:style-name="ce6" table:formula="of:=[.C3]*2+2+[.C4]" office:value-type="float" office:value="15511" calcext:value-type="float">
            <text:p>15511</text:p>
          </table:table-cell>
          <table:table-cell table:style-name="ce6" office:value-type="string" calcext:value-type="string">
            <text:p>2 per pg + 2 overall + 1 per pool per no. of states currently reported for that pool</text:p>
          </table:table-cell>
          <table:table-cell table:number-columns-repeated="2"/>
          <table:table-cell office:value-type="string" calcext:value-type="string">
            <text:p>states per pool</text:p>
          </table:table-cell>
          <table:table-cell office:value-type="string" calcext:value-type="string">
            <text:p>The number of Pgs in each state per pool</text:p>
          </table:table-cell>
          <table:table-cell office:value-type="string" calcext:value-type="string">
            <text:p>Per pool per state</text:p>
          </table:table-cell>
        </table:table-row>
        <table:table-row table:style-name="ro1">
          <table:table-cell/>
          <table:table-cell table:style-name="ce4" office:value-type="string" calcext:value-type="string">
            <text:p>osd_plugin</text:p>
          </table:table-cell>
          <table:table-cell table:style-name="ce6" table:formula="of:=[.C5]*7" office:value-type="float" office:value="294" calcext:value-type="float">
            <text:p>294</text:p>
          </table:table-cell>
          <table:table-cell table:style-name="ce6" office:value-type="string" calcext:value-type="string">
            <text:p>7 per osd</text:p>
          </table:table-cell>
          <table:table-cell table:number-columns-repeated="2"/>
          <table:table-cell office:value-type="string" calcext:value-type="string">
            <text:p>num_bytes (overall)</text:p>
          </table:table-cell>
          <table:table-cell office:value-type="string" calcext:value-type="string">
            <text:p>Total number of bytes used by all the Pg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/>
          <table:table-cell table:style-name="ce4" office:value-type="string" calcext:value-type="string">
            <text:p>general_metrics_plugi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7 per cluster</text:p>
          </table:table-cell>
          <table:table-cell table:number-columns-repeated="2"/>
          <table:table-cell office:value-type="string" calcext:value-type="string">
            <text:p>num_objects(overall)</text:p>
          </table:table-cell>
          <table:table-cell office:value-type="string" calcext:value-type="string">
            <text:p>Total number of objects stored by all Pg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/>
          <table:table-cell table:style-name="ce4" office:value-type="string" calcext:value-type="string">
            <text:p>pool_plugin</text:p>
          </table:table-cell>
          <table:table-cell table:style-name="ce6" table:formula="of:=[.C4]*15" office:value-type="float" office:value="315" calcext:value-type="float">
            <text:p>315</text:p>
          </table:table-cell>
          <table:table-cell table:style-name="ce6" office:value-type="string" calcext:value-type="string">
            <text:p>15 per pool</text:p>
          </table:table-cell>
          <table:table-cell/>
          <table:table-cell table:style-name="ce7" table:number-columns-repeated="4"/>
        </table:table-row>
        <table:table-row table:style-name="ro1">
          <table:table-cell/>
          <table:table-cell table:style-name="ce4" office:value-type="string" calcext:value-type="string">
            <text:p>Sum</text:p>
          </table:table-cell>
          <table:table-cell table:style-name="ce6" table:formula="of:=[.C8]+[.C9]+[.C10]+[.C11]" office:value-type="float" office:value="16127" calcext:value-type="float">
            <text:p>16127</text:p>
          </table:table-cell>
          <table:table-cell table:style-name="ce6" office:value-type="string" calcext:value-type="string">
            <text:p>Assumed only one state per pool. Therefore actual figure may vary slightly</text:p>
          </table:table-cell>
          <table:table-cell/>
          <table:table-cell office:value-type="string" calcext:value-type="string">
            <text:p>osd_plugi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he curent state of the osd (up+in, up+out etc.)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pply_latency</text:p>
          </table:table-cell>
          <table:table-cell office:value-type="string" calcext:value-type="string">
            <text:p>The apply latency of the OSD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mmit_latency</text:p>
          </table:table-cell>
          <table:table-cell office:value-type="string" calcext:value-type="string">
            <text:p>The commit latency of the OSD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b</text:p>
          </table:table-cell>
          <table:table-cell office:value-type="string" calcext:value-type="string">
            <text:p>The total capacity of the OSD in KB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b_used</text:p>
          </table:table-cell>
          <table:table-cell office:value-type="string" calcext:value-type="string">
            <text:p>The total used space on the OSD in KB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b_avail</text:p>
          </table:table-cell>
          <table:table-cell office:value-type="string" calcext:value-type="string">
            <text:p>The total available space on the OSD in KB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tilization</text:p>
          </table:table-cell>
          <table:table-cell office:value-type="string" calcext:value-type="string">
            <text:p>Percentage of disk space used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5"/>
          <table:table-cell table:style-name="ce7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eneral_metrics_plugin</text:p>
          </table:table-cell>
          <table:table-cell office:value-type="string" calcext:value-type="string">
            <text:p>percentage_space_used</text:p>
          </table:table-cell>
          <table:table-cell office:value-type="string" calcext:value-type="string">
            <text:p>The percentage of space used across the entire cluster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_bytes</text:p>
          </table:table-cell>
          <table:table-cell office:value-type="string" calcext:value-type="string">
            <text:p>The total capacity of the cluster in byte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_used_bytes</text:p>
          </table:table-cell>
          <table:table-cell office:value-type="string" calcext:value-type="string">
            <text:p>The total amount of space used across the entire cluster in byte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_avail_bytes</text:p>
          </table:table-cell>
          <table:table-cell office:value-type="string" calcext:value-type="string">
            <text:p>The total amount of space available across the entire cluster in byte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ns_up</text:p>
          </table:table-cell>
          <table:table-cell office:value-type="string" calcext:value-type="string">
            <text:p>The number of monitors in the cluster</text:p>
          </table:table-cell>
          <table:table-cell office:value-type="string" calcext:value-type="string">
            <text:p>Per cluster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quorum</text:p>
          </table:table-cell>
          <table:table-cell office:value-type="string" calcext:value-type="string">
            <text:p>The number of monitors that are in quorum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tio_in_quorum</text:p>
          </table:table-cell>
          <table:table-cell office:value-type="string" calcext:value-type="string">
            <text:p>The percentage of monitors that are in quorum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5"/>
          <table:table-cell table:style-name="ce7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ol_plugin</text:p>
          </table:table-cell>
          <table:table-cell office:value-type="string" calcext:value-type="string">
            <text:p>bytes_used</text:p>
          </table:table-cell>
          <table:table-cell office:value-type="string" calcext:value-type="string">
            <text:p>The total amount of bytes used by this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avail</text:p>
          </table:table-cell>
          <table:table-cell office:value-type="string" calcext:value-type="string">
            <text:p>The total amount of bytes that this pool may use in the cluster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bjects</text:p>
          </table:table-cell>
          <table:table-cell office:value-type="string" calcext:value-type="string">
            <text:p>The total number of objects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ad_bytes_sec</text:p>
          </table:table-cell>
          <table:table-cell office:value-type="string" calcext:value-type="string">
            <text:p>The total number of reads per second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rite_bytes_sec</text:p>
          </table:table-cell>
          <table:table-cell office:value-type="string" calcext:value-type="string">
            <text:p>The total number of writes per second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p_per_sec</text:p>
          </table:table-cell>
          <table:table-cell office:value-type="string" calcext:value-type="string">
            <text:p>The total number of IOPS (Input Output operations) per second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ze</text:p>
          </table:table-cell>
          <table:table-cell office:value-type="string" calcext:value-type="string">
            <text:p>The size of the pool. (How many replicas/parts each object is divided into)</text:p>
          </table:table-cell>
          <table:table-cell office:value-type="string" calcext:value-type="string">
            <text:p>Per pool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g_num</text:p>
          </table:table-cell>
          <table:table-cell office:value-type="string" calcext:value-type="string">
            <text:p>The number of placement groups assigned to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gp_num</text:p>
          </table:table-cell>
          <table:table-cell office:value-type="string" calcext:value-type="string">
            <text:p>The number of pgs currently being used by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objects_degraded</text:p>
          </table:table-cell>
          <table:table-cell office:value-type="string" calcext:value-type="string">
            <text:p>The number of objects that are degraded (Number of replicas/parts below normal) in the pool.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objects_omap</text:p>
          </table:table-cell>
          <table:table-cell office:value-type="string" calcext:value-type="string">
            <text:p>The number of objects in the pool that are object maps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objects_hit_set_archive</text:p>
          </table:table-cell>
          <table:table-cell office:value-type="string" calcext:value-type="string">
            <text:p>The number of objects that are in the cache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bytes_hit_set_archive</text:p>
          </table:table-cell>
          <table:table-cell office:value-type="string" calcext:value-type="string">
            <text:p>The number of bytes that are in the cache in the pool</text:p>
          </table:table-cell>
          <table:table-cell office:value-type="string" calcext:value-type="string">
            <text:p>Per pool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bytes_recover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r pool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keys_recover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r pool, Not currently 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3:21:19.594648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y </meta:initial-creator>
    <meta:creation-date>2015-08-10T16:34:04.438533477</meta:creation-date>
    <dc:date>2015-08-14T11:40:05.459725225</dc:date>
    <dc:creator>ignacy </dc:creator>
    <meta:editing-duration>P2DT23H15M15S</meta:editing-duration>
    <meta:editing-cycles>11</meta:editing-cycles>
    <meta:generator>LibreOffice/4.4.3.2$Linux_X86_64 LibreOffice_project/4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79cm" svg:height="13.017cm" xlink:href=".." xlink:type="simple" chart:class="chart:circle" chart:style-name="ch1">
        <chart:title svg:x="6.203cm" svg:y="0.396cm" chart:style-name="ch2">
          <text:p>Distribution of points created across plugins</text:p>
        </chart:title>
        <chart:legend chart:legend-position="end" svg:x="17.005cm" svg:y="5.462cm" style:legend-expansion="high" chart:style-name="ch3"/>
        <chart:plot-area chart:style-name="ch4" table:cell-range-address="Sheet1.B7:Sheet1.C11" chart:data-source-has-labels="both" svg:x="0.425cm" svg:y="1.461cm" svg:width="16.155cm" svg:height="11.296cm">
          <chartooo:coordinate-region svg:x="2.855cm" svg:y="1.462cm" svg:width="11.295cm" svg:height="11.295cm"/>
          <chart:axis chart:dimension="x" chart:name="primary-x" chart:style-name="ch5" chartooo:axis-type="auto">
            <chartooo:date-scale/>
            <chart:categories table:cell-range-address="Sheet1.B8:Sheet1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8:Sheet1.C11" chart:label-cell-address="Sheet1.C7:Sheet1.C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 of points created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g_plugin</text:p>
                <draw:g>
                  <svg:desc>Sheet1.B8:Sheet1.B11</svg:desc>
                </draw:g>
              </table:table-cell>
              <table:table-cell office:value-type="float" office:value="15511">
                <text:p>15511</text:p>
                <draw:g>
                  <svg:desc>Sheet1.C8:Sheet1.C11</svg:desc>
                </draw:g>
              </table:table-cell>
            </table:table-row>
            <table:table-row>
              <table:table-cell office:value-type="string">
                <text:p>osd_plugi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eneral_metrics_plugi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ool_plugin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